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otham" svg:font-family="Gotham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6">
      <style:text-properties officeooo:rsid="001f451c" officeooo:paragraph-rsid="001f451c"/>
    </style:style>
    <style:style style:name="P2" style:family="paragraph" style:parent-style-name="Standard" style:list-style-name="L1">
      <style:text-properties officeooo:paragraph-rsid="001f451c"/>
    </style:style>
    <style:style style:name="P3" style:family="paragraph" style:parent-style-name="Standard" style:list-style-name="L1">
      <style:text-properties officeooo:rsid="00229e59" officeooo:paragraph-rsid="00229e59"/>
    </style:style>
    <style:style style:name="P4" style:family="paragraph" style:parent-style-name="Standard" style:list-style-name="L1">
      <style:text-properties officeooo:rsid="0023f305" officeooo:paragraph-rsid="0023f305"/>
    </style:style>
    <style:style style:name="P5" style:family="paragraph" style:parent-style-name="Text_20_body" style:list-style-name="L2">
      <style:text-properties officeooo:rsid="001f451c" officeooo:paragraph-rsid="001f451c"/>
    </style:style>
    <style:style style:name="P6" style:family="paragraph" style:parent-style-name="Text_20_body" style:list-style-name="L3">
      <style:text-properties officeooo:paragraph-rsid="00229e59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officeooo:rsid="001f45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9e59"/>
    </style:style>
    <style:style style:name="T4" style:family="text">
      <style:text-properties style:font-name="Liberation Sans" fo:font-size="28pt" fo:font-weight="bold" officeooo:rsid="00229e59" style:font-name-asian="Microsoft YaHei" style:font-size-asian="28pt" style:font-weight-asian="bold" style:font-name-complex="Lucida Sans" style:font-size-complex="28pt" style:font-weight-complex="bold"/>
    </style:style>
    <style:style style:name="T5" style:family="text">
      <style:text-properties officeooo:rsid="0023ed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quirements For the <text:span text:style-name="T4">Graphics Engine</text:span></text:p>
      <text:h text:style-name="Heading_20_3" text:outline-level="3">Ubiquitous Requirements (<text:span text:style-name="T2">The &lt;system name&gt; shall &lt;system response&gt;</text:span>)</text:h>
      <text:list xml:id="list2263762783" text:style-name="L1">
        <text:list-item>
          <text:p text:style-name="P2"><text:span text:style-name="T1">The </text:span><text:span text:style-name="T3">engine</text:span><text:span text:style-name="T1"> shall be programmed in C++.</text:span></text:p>
        </text:list-item>
        <text:list-item>
          <text:p text:style-name="P3">The engine shall be run on its own thread.</text:p>
        </text:list-item>
        <text:list-item>
          <text:p text:style-name="P4">The engine shall be global.</text:p>
        </text:list-item>
        <text:list-item>
          <text:p text:style-name="P4">The engine shall not use any memory. </text:p>
        </text:list-item>
      </text:list>
      <text:h text:style-name="Heading_20_3" text:outline-level="3">State-driven Requirements (<text:span text:style-name="T2">WHILE &lt;in a specific state&gt; the &lt;system name&gt; shall &lt;system response&gt;</text:span>)</text:h>
      <text:list xml:id="list2964770539" text:style-name="L2">
        <text:list-item>
          <text:p text:style-name="P5"/>
        </text:list-item>
      </text:list>
      <text:h text:style-name="Heading_20_3" text:outline-level="3">Event-driven Requirements (<text:span text:style-name="T2">WHEN &lt;trigger&gt; the &lt;system name&gt; shall &lt;system response&gt;</text:span>)</text:h>
      <text:list xml:id="list1972080019" text:style-name="L3">
        <text:list-item>
          <text:p text:style-name="P6"><text:span text:style-name="T3">When the programmer calls the set_visible(true) function </text:span><text:span text:style-name="T5">on an object </text:span><text:span text:style-name="T3">the graphics engine shall display the </text:span><text:span text:style-name="T5">object.</text:span></text:p>
        </text:list-item>
      </text:list>
      <text:h text:style-name="Heading_20_3" text:outline-level="3">Optional Feature Requirements (<text:span text:style-name="T2">WHERE &lt;feature is included&gt; the &lt;system name&gt; shall &lt;system response&gt;</text:span>)</text:h>
      <text:list xml:id="list2228759867" text:style-name="L4">
        <text:list-item>
          <text:p text:style-name="P7"/>
        </text:list-item>
      </text:list>
      <text:h text:style-name="Heading_20_3" text:outline-level="3">Unwanted Behaviour Requirements (<text:span text:style-name="T2">IF &lt;trigger&gt;, THEN the &lt;system name&gt; shall &lt;system response&gt;</text:span>)</text:h>
      <text:list xml:id="list3895996719" text:style-name="L5">
        <text:list-item>
          <text:p text:style-name="P8"/>
        </text:list-item>
      </text:list>
      <text:h text:style-name="Heading_20_3" text:outline-level="3">Complex Requirements (<text:span text:style-name="T2">While &lt;precondition(s)&gt; when &lt; trigger&gt; the &lt;system name&gt; shall &lt;system response&gt;</text:span>)</text:h>
      <text:list xml:id="list1400483337" text:style-name="L6">
        <text:list-item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otham" svg:font-family="Gotham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2T15:38:46.315000000</meta:creation-date>
    <dc:date>2021-03-22T16:04:43.341000000</dc:date>
    <meta:editing-duration>PT15M46S</meta:editing-duration>
    <meta:editing-cycles>4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6" meta:word-count="128" meta:character-count="860" meta:non-whitespace-character-count="752"/>
  </office:meta>
</office:document-meta>
</file>